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C380000024130052A96932469A2.jpg" manifest:media-type="image/jpeg"/>
  <manifest:file-entry manifest:full-path="Pictures/1000020000000617000001CD2F4F34366856EF5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 style:master-page-name="MP1">
      <style:paragraph-properties style:page-number="1" fo:break-before="page"/>
    </style:style>
    <style:style style:name="P2" style:family="paragraph" style:parent-style-name="Kansi26" style:master-page-name="MP0">
      <style:paragraph-properties style:page-number="auto" fo:break-before="page"/>
    </style:style>
    <style:style style:name="P3" style:family="paragraph" style:parent-style-name="TOC_20_2">
      <style:paragraph-properties>
        <style:tab-stops>
          <style:tab-stop style:position="14.277cm" style:type="right" style:leader-style="dotted" style:leader-text="."/>
        </style:tab-stops>
      </style:paragraph-properties>
    </style:style>
    <style:style style:name="P4" style:family="paragraph" style:parent-style-name="TOC_20_1">
      <style:paragraph-properties>
        <style:tab-stops>
          <style:tab-stop style:position="14.7cm" style:type="right" style:leader-style="dotted" style:leader-text="."/>
        </style:tab-stops>
      </style:paragraph-properties>
    </style:style>
    <style:style style:name="T1"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lio ohjelmoinnin harjoitustyö</text:p>
      <text:p text:style-name="Kansi18">Pelimoottori ja Peli</text:p>
      <text:p text:style-name="Kansi18"/>
      <text:p text:style-name="Kansi18"/>
      <text:p text:style-name="Kansi14">Markus Jylhänkangas</text:p>
      <text:p text:style-name="Kansi14">Pauli Kokkonen</text:p>
      <text:p text:style-name="Kansi14">Veeti Karttunen</text:p>
      <text:p text:style-name="Kansi14"/>
      <text:p text:style-name="Kansi14"/>
      <text:p text:style-name="Kansi14"/>
      <text:p text:style-name="Kansi14"/>
      <text:p text:style-name="Kansi14"/>
      <text:p text:style-name="Kansi14"/>
      <text:p text:style-name="Kansi14"/>
      <text:p text:style-name="Kansi14"/>
      <text:p text:style-name="Kansi14">Harjoitustyö</text:p>
      <text:p text:style-name="Kansi14">Helmikuu/2016</text:p>
      <text:p text:style-name="Kansi14">Tekniikan ja liikenteen ala</text:p>
      <text:p text:style-name="Kansi14">Tieto- ja viestintätekniikan tutkinto-ohjelma</text:p>
      <text:p text:style-name="P1">Sisältö</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1">Table of Contents</text:h>
          </text:index-title>
          <text:p text:style-name="P4"><text:a xlink:type="simple" xlink:href="#__RefHeading___Toc185_1752931836">Tekijät<text:tab/>1</text:a></text:p>
          <text:p text:style-name="P4"><text:a xlink:type="simple" xlink:href="#__RefHeading___Toc223_1735598810">Johdanto<text:tab/>1</text:a></text:p>
          <text:p text:style-name="P3"><text:a xlink:type="simple" xlink:href="#__RefHeading___Toc225_1735598810">Pelin kuvaus<text:tab/>1</text:a></text:p>
          <text:p text:style-name="P3"><text:a xlink:type="simple" xlink:href="#__RefHeading___Toc227_1735598810">Kohdeyleisö<text:tab/>1</text:a></text:p>
          <text:p text:style-name="P3"><text:a xlink:type="simple" xlink:href="#__RefHeading___Toc229_1735598810">Käyttöympäristö ja käytetyt teknologiat<text:tab/>1</text:a></text:p>
          <text:p text:style-name="P3"><text:a xlink:type="simple" xlink:href="#__RefHeading___Toc231_1735598810">Rakennekaavio<text:tab/>2</text:a></text:p>
          <text:p text:style-name="P3"><text:a xlink:type="simple" xlink:href="#__RefHeading___Toc233_1735598810">Työnjako<text:tab/>2</text:a></text:p>
        </text:index-body>
      </text:table-of-content>
      <text:p text:style-name="Normal"/>
      <text:p text:style-name="Contents_20_Heading"/>
      <text:h text:style-name="Heading_20_1" text:outline-level="1"><text:bookmark-start text:name="_Toc445069655"/><text:bookmark-start text:name="_Toc445069171"/><text:bookmark-start text:name="__RefHeading___Toc185_1752931836"/>Tekijät<text:bookmark-end text:name="_Toc445069655"/><text:bookmark-end text:name="_Toc445069171"/><text:bookmark-end text:name="__RefHeading___Toc185_1752931836"/></text:h>
      <text:h text:style-name="Heading_20_1" text:outline-level="1"><text:bookmark-start text:name="_Toc445069656"/><text:bookmark-start text:name="__RefHeading___Toc223_1735598810"/><text:bookmark-start text:name="_Toc445069172"/>Johdanto<text:bookmark-end text:name="_Toc445069656"/><text:bookmark-end text:name="__RefHeading___Toc223_1735598810"/><text:bookmark-end text:name="_Toc445069172"/></text:h>
      <text:h text:style-name="Heading_20_2" text:outline-level="2"><text:bookmark-start text:name="_Toc445069657"/><text:bookmark-start text:name="__RefHeading___Toc225_1735598810"/><text:bookmark-start text:name="_Toc445069173"/>Pelin kuvaus<text:bookmark-end text:name="_Toc445069657"/><text:bookmark-end text:name="__RefHeading___Toc225_1735598810"/><text:bookmark-end text:name="_Toc445069173"/></text:h>
      <text:p text:style-name="Normal">Peli sijoittuu tyrmään jonne pelaaja on lukittu, ja hänen täytyy selviytyä vihollisen hyökkäyksistä. Kyseessä on lintuperspektiivistä kuvattu areena peli. Viholliset tulevat pelimaailmaan aalloissa ja niiden määrä tulee lisääntymään mitä kauemmin pelaaja onnistuu selviämään. Pelimaailma koostuu pelaajasta, vihollisista ja kartasta. </text:p>
      <text:p text:style-name="Normal"/>
      <text:h text:style-name="Heading_20_2" text:outline-level="2"><text:bookmark-start text:name="_Toc445069658"/><text:bookmark-start text:name="__RefHeading___Toc227_1735598810"/><text:bookmark-start text:name="_Toc445069174"/>Kohdeyleisö<text:bookmark-end text:name="_Toc445069658"/><text:bookmark-end text:name="__RefHeading___Toc227_1735598810"/><text:bookmark-end text:name="_Toc445069174"/></text:h>
      <text:p text:style-name="Normal">Pelin kohdeyleisö on henkilöt, jotka pitävät aalto pohjaisista taistelupeleistä. Peli on myös melko lailla ajantappoa varten, joten käytännössä kuka tahansa voi kiinnostua pelistä ajantappoa varten. </text:p>
      <text:h text:style-name="Heading_20_2" text:outline-level="2"><text:bookmark-start text:name="_Toc445069659"/><text:bookmark-start text:name="__RefHeading___Toc229_1735598810"/><text:bookmark-start text:name="_Toc445069175"/>Käyttöympäristö ja käytetyt teknologiat<text:bookmark-end text:name="_Toc445069659"/><text:bookmark-end text:name="__RefHeading___Toc229_1735598810"/><text:bookmark-end text:name="_Toc445069175"/></text:h>
      <text:p text:style-name="Normal">Iso osa harjoitustyötä on myös pelimoottorin luonti, sillä valitsemamme kirjasto ei <text:soft-page-break/>sitä meille tarjoa. Kirjasto, jota käytämme on siis SDL2 niminen kirjasto, joka on äärimmäisen yksinkertainen kirjasto, joten kaikki on tehtävä itse, kuten grafiikan lataaminen, ikkunan luonti ja näppäinsyötteiden ottaminen.</text:p>
      <text:h text:style-name="Heading_20_2" text:outline-level="2"><text:bookmark-start text:name="_Toc445069660"/><text:bookmark-start text:name="__RefHeading___Toc231_1735598810"/><text:bookmark-start text:name="_Toc445069176"/>Rakennekaavio<text:bookmark-end text:name="_Toc445069660"/><text:bookmark-end text:name="__RefHeading___Toc231_1735598810"/><text:bookmark-end text:name="_Toc445069176"/></text:h>
      <text:p text:style-name="Standard"><text:a xlink:type="simple" xlink:href="http://i.imgur.com/wPlQVdP.png?1" office:target-frame-name="_top" xlink:show="replace" text:style-name="Internet_20_link" text:visited-style-name="Visited_20_Internet_20_Link"><text:span text:style-name="Hyperlink">Lin</text:span></text:a><text:bookmark-start text:name="_Hlt445068373"/><text:bookmark-start text:name="_Hlt445068372"/><text:a xlink:type="simple" xlink:href="http://i.imgur.com/wPlQVdP.png?1" office:target-frame-name="_top" xlink:show="replace" text:style-name="Internet_20_link" text:visited-style-name="Visited_20_Internet_20_Link"><text:span text:style-name="Hyperlink">k</text:span></text:a><text:bookmark-end text:name="_Hlt445068373"/><text:bookmark-end text:name="_Hlt445068372"/><text:a xlink:type="simple" xlink:href="http://i.imgur.com/wPlQVdP.png?1" office:target-frame-name="_top" xlink:show="replace" text:style-name="Internet_20_link" text:visited-style-name="Visited_20_Internet_20_Link"><text:span text:style-name="Hyperlink">ki</text:span></text:a></text:p>
      <text:p text:style-name="Normal">UML kaavio sisältää tähän mennessä valmistuneita luokkia ja luokkia, jotka eivät ole vielä valmiita. Kaavio sisältää todella monta luokkaa, mutta useat niistä ovat melko samankaltaisia, kuten playstate, menustate, gameoverstate ja pausestate.</text:p>
      <text:h text:style-name="Heading_20_2" text:outline-level="2"><text:bookmark-start text:name="_Toc445069661"/><text:bookmark-start text:name="__RefHeading___Toc233_1735598810"/><text:bookmark-start text:name="_Toc445069177"/>Työnjako<text:bookmark-end text:name="_Toc445069661"/><text:bookmark-end text:name="__RefHeading___Toc233_1735598810"/><text:bookmark-end text:name="_Toc445069177"/></text:h>
      <text:p text:style-name="Normal">Tähän mennessä kaikki mitä on saatu jo valmiiksi on lähes täysin tehty koulussa ja yhdessä, vaikkakin joitain asioita ja luokkia on muokkailtu ja hiottu kotonakin. </text:p>
      <text:p text:style-name="Normal"><text:line-break/>Tulevaa työnjakoa on mietitty, että Markus hoitaisi kentän latauksen sekä sen luonnin. Veeti tekee vihollisen toiminnallisuutta, kuten tekoäly ja siihen liittyvät asiat. Pauli hoitaa damagen ja aseiden luonn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i" fo:country="FI"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i" fo:country="FI"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282cm" loext:contextual-spacing="false" fo:line-height="150%" fo:orphans="2" fo:widows="2" fo:hyphenation-ladder-count="no-limit"/>
      <style:text-properties fo:color="#000000" fo:hyphenate="false"/>
    </style:style>
    <style:style style:name="Heading" style:family="paragraph" style:parent-style-name="Standard" style:next-style-name="Text_20_body" style:class="text">
      <style:paragraph-properties fo:margin-top="0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style:font-name="Calibri Light" fo:font-family="'Calibri Light'" style:font-family-generic="swiss" style:font-pitch="variable" fo:font-size="18pt" fo:font-weight="bold" style:font-size-asian="18pt" style:font-weight-asian="bold" style:font-size-complex="16pt" fo:hyphenate="false"/>
    </style:style>
    <style:style style:name="Heading_20_2" style:display-name="Heading 2" style:family="paragraph" style:parent-style-name="Standard" style:next-style-name="Standard" style:default-outline-level="2" style:class="text">
      <style:paragraph-properties fo:margin-top="0.706cm" fo:margin-bottom="0cm" loext:contextual-spacing="false" fo:keep-together="always" fo:hyphenation-ladder-count="no-limit" fo:keep-with-next="always"/>
      <style:text-properties style:font-name="Calibri Light" fo:font-family="'Calibri Light'" style:font-family-generic="swiss" style:font-pitch="variable" fo:font-size="16pt" style:font-size-asian="16pt" style:font-size-complex="13pt" fo:hyphenate="false"/>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keep-together="always" fo:hyphenation-ladder-count="no-limit" fo:keep-with-next="always"/>
      <style:text-properties fo:color="#1f4d78" style:font-name="Calibri Light" fo:font-family="'Calibri Light'" style:font-family-generic="swiss" style:font-pitch="variable" fo:font-size="14pt" style:font-size-asian="14pt" style:font-size-complex="12pt" fo:hyphenate="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style-asian="italic" style:font-style-complex="italic" fo:hyphenate="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hyphenate="fals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style-asian="italic"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wiss"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hyphenation-ladder-count="no-limit"/>
      <style:text-properties fo:font-weight="bold" style:font-weight-asian="bold" fo:hyphenate="false"/>
    </style:style>
    <style:style style:name="Contents_20_2" style:display-name="Contents 2" style:family="paragraph" style:parent-style-name="Standard" style:next-style-name="Standard" style:auto-update="true" style:class="index">
      <style:paragraph-properties fo:margin-left="0.42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auto-update="true" style:class="index">
      <style:paragraph-properties fo:margin-left="0.85cm" fo:margin-right="0cm" fo:margin-top="0cm" fo:margin-bottom="0.176cm" loext:contextual-spacing="false" fo:hyphenation-ladder-count="no-limit" fo:text-indent="0cm" style:auto-text-indent="false">
        <style:tab-stops/>
      </style:paragraph-properties>
      <style:text-properties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282cm" loext:contextual-spacing="false" fo:hyphenation-ladder-count="no-limit"/>
      <style:text-properties fo:hyphenate="false"/>
    </style:style>
    <style:style style:name="Header" style:family="paragraph" style:parent-style-name="Standard" style:class="extra">
      <style:paragraph-properties fo:margin-top="0cm" fo:margin-bottom="0cm" loext:contextual-spacing="false" fo:line-height="100%" fo:text-align="end" style:justify-single-word="false" fo:hyphenation-ladder-count="no-limit">
        <style:tab-stops>
          <style:tab-stop style:position="7.96cm" style:type="center"/>
          <style:tab-stop style:position="15.921cm" style:type="right"/>
        </style:tab-stops>
      </style:paragraph-properties>
      <style:text-properties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itle" style:family="paragraph" style:parent-style-name="Standard" style:next-style-name="Standard" style:class="chapter">
      <style:paragraph-properties fo:margin-top="0cm" fo:margin-bottom="0cm" loext:contextual-spacing="false" fo:line-height="100%" fo:hyphenation-ladder-count="no-limit"/>
      <style:text-properties fo:color="#00000a" style:font-name="Calibri Light" fo:font-family="'Calibri Light'" style:font-family-generic="swiss" style:font-pitch="variable" fo:font-size="28pt" style:font-size-asian="28pt" style:font-size-complex="28pt" fo:hyphenate="false"/>
    </style:style>
    <style:style style:name="Kuva" style:family="paragraph" style:parent-style-name="Standard">
      <style:paragraph-properties fo:line-height="100%" fo:hyphenation-ladder-count="no-limit" fo:keep-with-next="always"/>
      <style:text-properties fo:hyphenate="false"/>
    </style:style>
    <style:style style:name="Kappaleotsikko" style:family="paragraph" style:parent-style-name="Standard">
      <style:paragraph-properties fo:hyphenation-ladder-count="no-limit" fo:keep-with-next="always"/>
      <style:text-properties fo:font-weight="bold" style:font-weight-asian="bold" fo:hyphenate="false"/>
    </style:style>
    <style:style style:name="NumeroimatonHeading1" style:family="paragraph" style:parent-style-name="Heading_20_1" style:default-outline-level="1" style:list-style-name="">
      <style:paragraph-properties fo:hyphenation-ladder-count="no-limit"/>
      <style:text-properties fo:hyphenate="false"/>
    </style:style>
    <style:style style:name="Lainaus" style:family="paragraph" style:parent-style-name="Standard">
      <style:paragraph-properties fo:margin-left="2.3cm" fo:margin-right="0cm" fo:line-height="100%" fo:hyphenation-ladder-count="no-limit" fo:text-indent="0cm" style:auto-text-indent="false">
        <style:tab-stops/>
      </style:paragraph-properties>
      <style:text-properties fo:font-style="italic" style:font-style-asian="italic" fo:hyphenate="false"/>
    </style:style>
    <style:style style:name="Lähdeluettelo" style:family="paragraph" style:parent-style-name="Standard">
      <style:paragraph-properties fo:line-height="100%" fo:hyphenation-ladder-count="no-limit"/>
      <style:text-properties fo:hyphenate="false"/>
    </style:style>
    <style:style style:name="KansiHeader" style:family="paragraph" style:parent-style-name="Header">
      <style:paragraph-properties fo:text-align="start" style:justify-single-word="false" fo:hyphenation-ladder-count="no-limit"/>
      <style:text-properties fo:hyphenate="false"/>
    </style:style>
    <style:style style:name="Kansi26" style:family="paragraph" style:parent-style-name="Standard">
      <style:paragraph-properties fo:margin-top="0cm" fo:margin-bottom="0cm" loext:contextual-spacing="false" fo:line-height="115%" fo:hyphenation-ladder-count="no-limit"/>
      <style:text-properties fo:font-size="26pt" fo:font-weight="bold" style:font-size-asian="26pt" style:font-weight-asian="bold" fo:hyphenate="false"/>
    </style:style>
    <style:style style:name="Kansi18" style:family="paragraph" style:parent-style-name="Standard">
      <style:paragraph-properties fo:margin-top="0cm" fo:margin-bottom="0cm" loext:contextual-spacing="false" fo:line-height="115%" fo:hyphenation-ladder-count="no-limit"/>
      <style:text-properties fo:font-size="18pt" fo:font-weight="bold" style:font-size-asian="18pt" style:font-weight-asian="bold" fo:hyphenate="false"/>
    </style:style>
    <style:style style:name="Kansi14" style:family="paragraph" style:parent-style-name="Standard">
      <style:paragraph-properties fo:margin-top="0cm" fo:margin-bottom="0cm" loext:contextual-spacing="false" fo:line-height="100%" fo:hyphenation-ladder-count="no-limit"/>
      <style:text-properties fo:font-size="14pt" style:font-size-asian="14pt"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ab-stops>
          <style:tab-stop style:position="0.776cm"/>
          <style:tab-stop style:position="14.683cm" style:type="right" style:leader-style="dotted" style:leader-text="."/>
        </style:tab-stops>
      </style:paragraph-properties>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423cm" fo:margin-bottom="0.282cm" loext:contextual-spacing="false" fo:line-height="107%" fo:hyphenation-ladder-count="no-limit" style:vertical-align="auto"/>
      <style:text-properties fo:color="#2e74b5" style:font-name="Calibri Light" fo:font-family="'Calibri Light'"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fo:hyphenate="tru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swiss" style:font-pitch="variable" fo:font-size="18pt" fo:font-weight="bold" style:font-name-asian="Calibri" style:font-family-asian="Calibri" style:font-family-generic-asian="swiss" style:font-pitch-asian="variable" style:font-size-asian="18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fo:font-size="14pt" style:font-name-asian="Calibri" style:font-family-asian="Calibri" style:font-family-generic-asian="swiss" style:font-pitch-asian="variable" style:font-size-asian="14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text-properties fo:color="#000000" fo:font-size="12pt" style:font-size-asian="12pt"/>
    </style:style>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ize="12pt"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2pt" style:font-name-asian="Calibri" style:font-family-asian="Calibri" style:font-family-generic-asian="swiss" style:font-pitch-asian="variable" style:font-size-asian="12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swiss" style:font-pitch="variable" fo:font-size="12pt" style:font-name-asian="Calibri" style:font-family-asian="Calibri" style:font-family-generic-asian="swiss" style:font-pitch-asian="variable" style:font-size-asian="12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swiss" style:font-pitch="variable" fo:font-size="12pt"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swiss" style:font-pitch="variable" fo:font-size="10.5pt" style:font-name-asian="Calibri" style:font-family-asian="Calibri" style:font-family-generic-asian="swiss"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swiss" style:font-pitch="variable" fo:font-size="10.5pt" fo:font-style="italic" style:font-name-asian="Calibri" style:font-family-asian="Calibri" style:font-family-generic-asian="swiss"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normal" style:letter-kerning="true" style:font-name-asian="Calibri" style:font-family-asian="Calibri" style:font-family-generic-asian="swiss" style:font-pitch-asian="variable" style:font-size-asian="28pt" style:font-name-complex="DejaVu Sans" style:font-family-complex="'DejaVu Sans'" style:font-family-generic-complex="system" style:font-pitch-complex="variable" style:font-size-complex="28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oter_20_Char" style:display-name="Footer Char" style:family="text" style:parent-style-name="Default_20_Paragraph_20_Font">
      <style:text-properties fo:color="#000000" fo:font-size="12pt" style:font-size-asian="12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Caption_20_characters" style:display-name="Caption character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language="en" fo:country="US"/>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5cm" fo:margin-bottom="1.281cm" fo:margin-left="4.251cm" fo:margin-right="1.281cm" style:writing-mode="lr-tb" style:footnote-max-height="0cm">
        <style:footnote-sep style:width="0.018cm" style:line-style="solid" style:adjustment="left" style:rel-width="33%" style:color="#000000"/>
      </style:page-layout-properties>
      <style:header-style>
        <style:header-footer-properties fo:min-height="6.802cm" fo:margin-left="0cm" fo:margin-right="0cm" fo:margin-bottom="0cm" style:dynamic-spacing="true"/>
      </style:header-style>
      <style:footer-style>
        <style:header-footer-properties fo:min-height="0.57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4.3cm" fo:margin-right="2cm" style:writing-mode="lr-tb"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7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KansiHeader"><text:span text:style-name="Default_20_Paragraph_20_Font"><text:span text:style-name="MT1"><draw:frame draw:style-name="Mfr1" draw:name="Picture 1" text:anchor-type="as-char" svg:y="0cm" svg:width="5.851cm" style:rel-width="scale" svg:height="1.73cm" style:rel-height="scale" draw:z-index="0"><draw:image xlink:href="Pictures/1000020000000617000001CD2F4F34366856EF54.png" xlink:type="simple" xlink:show="embed" xlink:actuate="onLoad"/><svg:desc>http://batman.jamk.fi/~varpe/ictvalmiudet/2015S/kerta3/jamkfi.png</svg:desc></draw:frame></text:span></text:span></text:p>
      </style:header>
      <style:footer>
        <text:p text:style-name="Footer"><text:span text:style-name="Default_20_Paragraph_20_Font"><text:span text:style-name="MT1"><draw:frame draw:style-name="Mfr1" draw:name="Picture 3" text:anchor-type="as-char" svg:y="0cm" svg:width="8.781cm" style:rel-width="scale" svg:height="1.619cm" style:rel-height="scale" draw:z-index="1"><draw:image xlink:href="Pictures/1000000000000C380000024130052A96932469A2.jpg" xlink:type="simple" xlink:show="embed" xlink:actuate="onLoad"/><svg:desc>http://batman.jamk.fi/~varpe/ictvalmiudet/2015S/kerta3/jamkteksti.jpg</svg:desc></draw:frame></text:span></text:span></text:p>
      </style:footer>
    </style:master-page>
    <style:master-page style:name="MP1" style:page-layout-name="Mpm3">
      <style:header>
        <text:p text:style-name="Header"><text:page-number text:select-page="current">2</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Build-2</meta:generator>
    <dc:title>JAMK asiakirjamalli</dc:title>
    <dc:creator>Markus </dc:creator>
    <meta:creation-date>2016-02-25T12:23:00Z</meta:creation-date>
    <dc:date>2016-04-11T09:25:08.518140548</dc:date>
    <meta:editing-cycles>7</meta:editing-cycles>
    <meta:editing-duration>PT54M24S</meta:editing-duration>
    <meta:document-statistic meta:table-count="0" meta:image-count="2" meta:object-count="0" meta:page-count="4" meta:paragraph-count="35" meta:word-count="252" meta:character-count="1911" meta:non-whitespace-character-count="1695"/>
    <meta:template xlink:type="simple" xlink:actuate="onRequest" xlink:title="" xlink:href="Normal"/>
  </office:meta>
</office:document-meta>
</file>